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padding="0.71mm"/>
    </style:style>
    <style:style style:name="ce14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4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70" office:value-type="string" calcext:value-type="string">
            <text:p>TRABAJADOR</text:p>
          </table:table-cell>
          <table:table-cell table:style-name="ce82" table:number-columns-spanned="3" table:number-rows-spanned="1"/>
          <table:covered-table-cell table:style-name="ce32"/>
          <table:covered-table-cell table:style-name="ce82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1" office:value-type="string" calcext:value-type="string">
            <text:p>NIF</text:p>
          </table:table-cell>
          <table:table-cell table:style-name="ce83" table:number-columns-spanned="3" table:number-rows-spanned="1"/>
          <table:covered-table-cell table:style-name="ce33"/>
          <table:covered-table-cell table:style-name="ce83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1" office:value-type="string" calcext:value-type="string">
            <text:p>Número S.S.</text:p>
          </table:table-cell>
          <table:table-cell table:style-name="ce83" table:number-columns-spanned="3" table:number-rows-spanned="1"/>
          <table:covered-table-cell table:style-name="ce33"/>
          <table:covered-table-cell table:style-name="ce83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2" office:value-type="string" calcext:value-type="string">
            <text:p>CATEGORIA</text:p>
          </table:table-cell>
          <table:table-cell table:style-name="ce83" table:number-columns-spanned="3" table:number-rows-spanned="1"/>
          <table:covered-table-cell table:style-name="ce33"/>
          <table:covered-table-cell table:style-name="ce83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3" office:value-type="string" calcext:value-type="string">
            <text:p>GRUPO COTIZACION</text:p>
          </table:table-cell>
          <table:table-cell table:style-name="ce84"/>
          <table:table-cell table:style-name="ce90"/>
          <table:table-cell table:style-name="ce104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table:number-columns-spanned="4" table:number-rows-spanned="1"/>
          <table:covered-table-cell table:number-columns-repeated="3" table:style-name="ce51"/>
          <table:table-cell table:style-name="ce91" office:value-type="string" calcext:value-type="string">
            <text:p>Nº días</text:p>
          </table:table-cell>
          <table:table-cell table:style-name="ce105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6" office:value-type="string" calcext:value-type="string">
            <text:p>TOTALES</text:p>
          </table:table-cell>
          <table:table-cell table:style-name="ce131"/>
          <table:table-cell table:style-name="ce133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7"/>
          <table:table-cell table:style-name="ce35"/>
          <table:table-cell table:style-name="ce134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2"/>
          <table:table-cell table:style-name="ce107"/>
          <table:table-cell table:style-name="ce35"/>
          <table:table-cell table:style-name="ce134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3"/>
          <table:table-cell table:style-name="ce107"/>
          <table:table-cell table:style-name="ce35"/>
          <table:table-cell table:style-name="ce134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3" office:value-type="float" office:value="1200" calcext:value-type="float">
            <text:p>1.200,00 €</text:p>
          </table:table-cell>
          <table:table-cell table:style-name="ce107"/>
          <table:table-cell table:style-name="ce35"/>
          <table:table-cell table:style-name="ce134"/>
          <table:table-cell table:style-name="ce136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/>
          <table:table-cell table:style-name="ce41"/>
          <table:table-cell table:style-name="ce41" office:value-type="string" calcext:value-type="string">
            <text:p>Antg</text:p>
          </table:table-cell>
          <table:table-cell table:style-name="ce62"/>
          <table:table-cell table:style-name="ce56"/>
          <table:table-cell table:style-name="ce62"/>
          <table:table-cell table:style-name="ce94" table:formula="of:=([.H12]*0.05)*3" office:value-type="float" office:value="180" calcext:value-type="float">
            <text:p>180,00 €</text:p>
          </table:table-cell>
          <table:table-cell table:style-name="ce107"/>
          <table:table-cell table:style-name="ce35"/>
          <table:table-cell table:style-name="ce134"/>
          <table:table-cell table:style-name="ce137"/>
          <table:table-cell table:number-columns-repeated="3"/>
          <table:table-cell table:style-name="ce139"/>
          <table:table-cell table:style-name="ce137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Default"/>
          <table:table-cell table:style-name="ce62"/>
          <table:table-cell table:style-name="ce56"/>
          <table:table-cell table:style-name="ce62"/>
          <table:table-cell table:style-name="Default"/>
          <table:table-cell table:style-name="ce107"/>
          <table:table-cell table:style-name="ce35"/>
          <table:table-cell table:style-name="ce134"/>
          <table:table-cell table:style-name="ce138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4" office:value-type="float" office:value="460" calcext:value-type="float">
            <text:p>460,00 €</text:p>
          </table:table-cell>
          <table:table-cell table:style-name="ce107"/>
          <table:table-cell table:style-name="ce35"/>
          <table:table-cell table:style-name="ce53"/>
          <table:table-cell table:style-name="ce134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4"/>
          <table:table-cell table:style-name="ce107"/>
          <table:table-cell table:style-name="ce35"/>
          <table:table-cell table:style-name="ce53"/>
          <table:table-cell table:style-name="ce134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4"/>
          <table:table-cell table:style-name="ce107"/>
          <table:table-cell table:style-name="ce35"/>
          <table:table-cell table:style-name="ce13"/>
          <table:table-cell table:style-name="ce134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4"/>
          <table:table-cell table:style-name="ce107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3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2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2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3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/>
          <table:table-cell table:style-name="ce43"/>
          <table:table-cell table:style-name="ce54"/>
          <table:table-cell table:style-name="ce43"/>
          <table:table-cell table:style-name="ce92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40" office:value-type="string" calcext:value-type="string">
            <text:p>Despl</text:p>
          </table:table-cell>
          <table:table-cell table:style-name="ce43"/>
          <table:table-cell table:style-name="ce54"/>
          <table:table-cell table:style-name="ce43"/>
          <table:table-cell table:style-name="ce93" office:value-type="float" office:value="100" calcext:value-type="float">
            <text:p>100,00 €</text:p>
          </table:table-cell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2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4"/>
          <table:table-cell table:style-name="ce85"/>
          <table:table-cell table:style-name="ce74"/>
          <table:table-cell table:style-name="ce108" table:formula="of:=SUM([.H12:.H28])" office:value-type="float" office:value="1940" calcext:value-type="float">
            <text:p>1.940,00 €</text:p>
          </table:table-cell>
          <table:table-cell table:style-name="ce131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7"/>
          <table:table-cell table:style-name="ce35"/>
          <table:table-cell table:style-name="ce134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9"/>
          <table:table-cell table:style-name="ce131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9"/>
          <table:table-cell table:style-name="ce131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5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/>
          <table:table-cell table:style-name="ce58" table:formula="of:=[.E58]" office:value-type="float" office:value="2070" calcext:value-type="float">
            <text:p>2.070,00 €</text:p>
          </table:table-cell>
          <table:table-cell table:style-name="ce76" office:value-type="percentage" office:value="0.047" calcext:value-type="percentage">
            <text:p>4,70%</text:p>
          </table:table-cell>
          <table:table-cell table:style-name="ce39"/>
          <table:table-cell table:style-name="ce92" table:formula="of:=[.F35]*[.E35]" office:value-type="float" office:value="97.29" calcext:value-type="float">
            <text:p>97,29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/>
          <table:table-cell table:style-name="ce59" table:formula="of:=[.F61]" office:value-type="float" office:value="2530" calcext:value-type="float">
            <text:p>2.530,00 €</text:p>
          </table:table-cell>
          <table:table-cell table:style-name="ce76" office:value-type="percentage" office:value="0.0155" calcext:value-type="percentage">
            <text:p>1,55%</text:p>
          </table:table-cell>
          <table:table-cell table:style-name="ce86"/>
          <table:table-cell table:style-name="ce92" table:formula="of:=[.F36]*[.E36]" office:value-type="float" office:value="39.215" calcext:value-type="float">
            <text:p>39,22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/>
          <table:table-cell table:style-name="ce59" table:formula="of:=[.F61]" office:value-type="float" office:value="2530" calcext:value-type="float">
            <text:p>2.530,00 €</text:p>
          </table:table-cell>
          <table:table-cell table:style-name="ce76" office:value-type="percentage" office:value="0.001" calcext:value-type="percentage">
            <text:p>0,10%</text:p>
          </table:table-cell>
          <table:table-cell table:style-name="ce86"/>
          <table:table-cell table:style-name="ce92" table:formula="of:=[.F37]*[.E37]" office:value-type="float" office:value="2.53" calcext:value-type="float">
            <text:p>2,53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5" office:value-type="float" office:value="160" calcext:value-type="float">
            <text:p>160,00 €</text:p>
          </table:table-cell>
          <table:table-cell table:style-name="ce76" office:value-type="percentage" office:value="0.047" calcext:value-type="percentage">
            <text:p>4,70%</text:p>
          </table:table-cell>
          <table:table-cell table:style-name="ce86"/>
          <table:table-cell table:style-name="ce92" table:formula="of:=[.F38]*[.E38]" office:value-type="float" office:value="7.52" calcext:value-type="float">
            <text:p>7,52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5" office:value-type="float" office:value="300" calcext:value-type="float">
            <text:p>300,00 €</text:p>
          </table:table-cell>
          <table:table-cell table:style-name="ce76" office:value-type="percentage" office:value="0.02" calcext:value-type="percentage">
            <text:p>2,00%</text:p>
          </table:table-cell>
          <table:table-cell table:style-name="ce86"/>
          <table:table-cell table:style-name="ce92" table:formula="of:=[.F39]*[.E39]" office:value-type="float" office:value="6" calcext:value-type="float">
            <text:p>6,00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6" table:formula="of:=SUM([.H35:.H39])" office:value-type="float" office:value="152.555" calcext:value-type="float">
            <text:p>152,56 €</text:p>
          </table:table-cell>
          <table:table-cell table:style-name="ce109"/>
          <table:table-cell table:style-name="ce131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1840" calcext:value-type="float">
            <text:p>1.840,00 €</text:p>
          </table:table-cell>
          <table:table-cell table:style-name="ce39" table:number-columns-repeated="2"/>
          <table:table-cell table:style-name="ce77" office:value-type="percentage" office:value="0.12" calcext:value-type="percentage">
            <text:p>12,00%</text:p>
          </table:table-cell>
          <table:table-cell table:style-name="ce39"/>
          <table:table-cell table:style-name="ce92" table:formula="of:=[.C42]*[.F42]" office:value-type="float" office:value="220.8" calcext:value-type="float">
            <text:p>220,80 €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78"/>
          <table:table-cell table:style-name="ce39"/>
          <table:table-cell table:style-name="ce94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4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4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4"/>
          <table:table-cell table:style-name="ce85"/>
          <table:table-cell table:style-name="ce98" table:formula="of:=[.H42]+[.H40]" office:value-type="float" office:value="373.355" calcext:value-type="float">
            <text:p>373,36 €</text:p>
          </table:table-cell>
          <table:table-cell table:style-name="ce109"/>
          <table:table-cell table:style-name="ce131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5"/>
          <table:table-cell table:style-name="ce74"/>
          <table:table-cell table:style-name="ce110" table:formula="of:=[.I30]-[.H47]" office:value-type="float" office:value="1566.645" calcext:value-type="float">
            <text:p>1.566,65 €</text:p>
          </table:table-cell>
          <table:table-cell table:style-name="ce131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1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2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3"/>
          <table:table-cell table:style-name="ce132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4"/>
          <table:table-cell table:style-name="ce132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6" table:formula="of:=[.I30]-[.H28]" office:value-type="float" office:value="1840" calcext:value-type="float">
            <text:p>1.840,00 €</text:p>
          </table:table-cell>
          <table:table-cell table:style-name="ce69" table:number-columns-repeated="2"/>
          <table:table-cell table:style-name="ce53"/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7" table:formula="of:=([.H12]+[.H13])*2/12" office:value-type="float" office:value="230" calcext:value-type="float">
            <text:p>230,00 €</text:p>
          </table:table-cell>
          <table:table-cell table:style-name="ce69"/>
          <table:table-cell table:style-name="ce79" office:value-type="string" calcext:value-type="string">
            <text:p>Tipo</text:p>
          </table:table-cell>
          <table:table-cell table:style-name="ce99" office:value-type="string" calcext:value-type="string" table:number-columns-spanned="2" table:number-rows-spanned="1">
            <text:p>Aportación Empresa</text:p>
          </table:table-cell>
          <table:covered-table-cell table:style-name="ce9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68" table:formula="of:=[.E56]+[.E57]" office:value-type="float" office:value="2070" calcext:value-type="float">
            <text:p>2.070,00 €</text:p>
          </table:table-cell>
          <table:table-cell table:style-name="ce69"/>
          <table:table-cell table:style-name="ce87" office:value-type="percentage" office:value="0.236" calcext:value-type="percentage">
            <text:p>23,60%</text:p>
          </table:table-cell>
          <table:table-cell table:style-name="ce100"/>
          <table:table-cell table:style-name="ce115" table:formula="of:=[.G58]*[.E58]" office:value-type="float" office:value="488.52" calcext:value-type="float">
            <text:p>488,52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69"/>
          <table:table-cell table:style-name="ce79" office:value-type="string" calcext:value-type="string">
            <text:p>Base</text:p>
          </table:table-cell>
          <table:table-cell table:style-name="ce79"/>
          <table:table-cell table:style-name="ce38"/>
          <table:table-cell table:style-name="ce11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69" office:value-type="string" calcext:value-type="string">
            <text:p>AT y EP</text:p>
          </table:table-cell>
          <table:table-cell table:style-name="ce80"/>
          <table:table-cell table:style-name="ce88"/>
          <table:table-cell table:style-name="ce69"/>
          <table:table-cell table:style-name="ce115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69" office:value-type="string" calcext:value-type="string">
            <text:p>Desempleo</text:p>
          </table:table-cell>
          <table:table-cell table:style-name="ce81" table:formula="of:=[.E58]+[.F64]+[.F65]" office:value-type="float" office:value="2530" calcext:value-type="float">
            <text:p>2.530,00 €</text:p>
          </table:table-cell>
          <table:table-cell table:style-name="ce89" office:value-type="percentage" office:value="0.067" calcext:value-type="percentage">
            <text:p>6,70%</text:p>
          </table:table-cell>
          <table:table-cell table:style-name="ce101"/>
          <table:table-cell table:style-name="ce115" table:formula="of:=[.G61]*[.$F$61]" office:value-type="float" office:value="169.51" calcext:value-type="float">
            <text:p>169,51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0"/>
          <table:table-cell table:style-name="ce89" office:value-type="percentage" office:value="0.006" calcext:value-type="percentage">
            <text:p>0,60%</text:p>
          </table:table-cell>
          <table:table-cell table:style-name="ce101"/>
          <table:table-cell table:style-name="ce115" table:formula="of:=[.G62]*[.$F$61]" office:value-type="float" office:value="15.18" calcext:value-type="float">
            <text:p>15,18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0"/>
          <table:table-cell table:style-name="ce89" office:value-type="percentage" office:value="0.002" calcext:value-type="percentage">
            <text:p>0,20%</text:p>
          </table:table-cell>
          <table:table-cell table:style-name="ce101"/>
          <table:table-cell table:style-name="ce115" table:formula="of:=[.G63]*[.$F$61]" office:value-type="float" office:value="5.06" calcext:value-type="float">
            <text:p>5,0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1" office:value-type="float" office:value="160" calcext:value-type="float">
            <text:p>160,00 €</text:p>
          </table:table-cell>
          <table:table-cell table:style-name="ce89" office:value-type="percentage" office:value="0.236" calcext:value-type="percentage">
            <text:p>23,60%</text:p>
          </table:table-cell>
          <table:table-cell table:style-name="ce101"/>
          <table:table-cell table:style-name="ce116" table:formula="of:=[.G64]*[.F64]" office:value-type="float" office:value="37.76" calcext:value-type="float">
            <text:p>37,7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68" office:value-type="float" office:value="300" calcext:value-type="float">
            <text:p>300,00 €</text:p>
          </table:table-cell>
          <table:table-cell table:style-name="ce87" office:value-type="percentage" office:value="0.12" calcext:value-type="percentage">
            <text:p>12,00%</text:p>
          </table:table-cell>
          <table:table-cell table:style-name="ce102"/>
          <table:table-cell table:style-name="ce116" table:formula="of:=[.G65]*[.F65]" office:value-type="float" office:value="36" calcext:value-type="float">
            <text:p>36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68" table:formula="of:=[.E56]" office:value-type="float" office:value="1840" calcext:value-type="float">
            <text:p>1.840,00 €</text:p>
          </table:table-cell>
          <table:table-cell table:style-name="ce42"/>
          <table:table-cell table:style-name="ce103" office:value-type="string" calcext:value-type="string">
            <text:p>Total</text:p>
          </table:table-cell>
          <table:table-cell table:style-name="ce117" table:formula="of:=SUM([.I58:.I65])" office:value-type="float" office:value="752.03" calcext:value-type="float">
            <text:p>752,0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0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 style:data-style-name="N2" text:time-value="10:08:46.6686164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7T10:17:32.830325156</dc:date>
    <meta:print-date>2014-11-12T12:53:31</meta:print-date>
    <meta:generator>LibreOffice/5.1.6.2$Linux_X86_64 LibreOffice_project/10m0$Build-2</meta:generator>
    <meta:editing-duration>PT8M46S</meta:editing-duration>
    <meta:editing-cycles>1</meta:editing-cycles>
    <meta:document-statistic meta:table-count="4" meta:cell-count="117" meta:object-count="0"/>
  </office:meta>
</office:document-meta>
</file>